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 Demi Cond1" svg:font-family="'Latin Modern Sans Demi Cond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8cm" fo:min-width="0cm"/>
      <style:paragraph-properties style:writing-mode="lr-tb"/>
    </style:style>
    <style:style style:name="gr3" style:family="graphic" style:parent-style-name="objectwithoutfill">
      <style:graphic-properties draw:stroke="dash" draw:stroke-dash="Dash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svg:stroke-color="#000000" draw:marker-start="Arrowheads_20_2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ea7500" draw:textarea-horizontal-align="justify" draw:textarea-vertical-align="middle" draw:auto-grow-height="false" fo:min-height="0.698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0.698cm" fo:min-width="3.49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168253" draw:textarea-horizontal-align="justify" draw:textarea-vertical-align="middle" draw:auto-grow-height="false" fo:min-height="0.698cm" fo:min-width="4.9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ea7500" draw:textarea-horizontal-align="justify" draw:textarea-vertical-align="middle" draw:auto-grow-height="false" fo:min-height="0.698cm" fo:min-width="2.3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0.698cm" fo:min-width="2.6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168253" draw:textarea-horizontal-align="justify" draw:textarea-vertical-align="middle" draw:auto-grow-height="false" fo:min-height="0.698cm" fo:min-width="3.0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ea7500" draw:textarea-horizontal-align="justify" draw:textarea-vertical-align="middle" draw:auto-grow-height="false" fo:min-height="0.698cm" fo:min-width="5.9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0.698cm" fo:min-width="1.9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168253" draw:textarea-horizontal-align="justify" draw:textarea-vertical-align="middle" draw:auto-grow-height="false" fo:min-height="0.698cm" fo:min-width="0.14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cm" fo:min-width="1.408cm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="Arrowheads_20_2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1cm" fo:min-width="1.26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.3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1cm" fo:min-width="1.268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ea75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16825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P1" style:family="paragraph">
      <style:text-properties style:font-name="Latin Modern Sans Demi Cond" fo:font-size="22pt"/>
    </style:style>
    <style:style style:name="P2" style:family="paragraph">
      <loext:graphic-properties draw:fill="none" draw:fill-color="#ffffff"/>
      <style:text-properties style:font-name="Latin Modern Sans Demi Cond" fo:font-size="22pt"/>
    </style:style>
    <style:style style:name="P3" style:family="paragraph">
      <style:text-properties style:text-position="0% 100%" style:font-name="Latin Modern Sans Demi Cond" fo:font-size="22pt"/>
    </style:style>
    <style:style style:name="P4" style:family="paragraph">
      <loext:graphic-properties draw:fill="none" draw:fill-color="#ffffff"/>
      <style:text-properties style:text-position="0% 100%" style:font-name="Latin Modern Sans Demi Cond"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a7500"/>
      <style:paragraph-properties fo:text-align="center"/>
    </style:style>
    <style:style style:name="P7" style:family="paragraph">
      <loext:graphic-properties draw:fill-color="#780373"/>
      <style:paragraph-properties fo:text-align="center"/>
    </style:style>
    <style:style style:name="P8" style:family="paragraph">
      <loext:graphic-properties draw:fill-color="#168253"/>
      <style:paragraph-properties fo:text-align="center"/>
    </style:style>
    <style:style style:name="P9" style:family="paragraph">
      <style:paragraph-properties fo:text-align="center"/>
      <style:text-properties style:font-name="Latin Modern Sans Demi Cond"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style:font-name="Latin Modern Sans Demi Cond" fo:font-size="24pt" style:font-size-asian="24pt" style:font-size-complex="24pt"/>
    </style:style>
    <style:style style:name="P11" style:family="paragraph">
      <style:text-properties style:font-name="Latin Modern Sans Demi Cond" fo:font-size="22pt" style:font-size-asian="22pt" style:font-size-complex="22pt"/>
    </style:style>
    <style:style style:name="P12" style:family="paragraph">
      <loext:graphic-properties draw:fill="none" draw:fill-color="#ffffff"/>
      <style:text-properties style:font-name="Latin Modern Sans Demi Cond"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text-position="0% 100%" style:font-name="Latin Modern Sans Demi Cond" fo:font-size="22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-8% 58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in Modern Sans Demi Cond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atin Modern Sans Demi Cond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53cm" svg:height="1.445cm" svg:x="1.147cm" svg:y="15.7cm">
          <draw:text-box>
            <text:p text:style-name="P1">0</text:p>
          </draw:text-box>
        </draw:frame>
        <draw:frame draw:style-name="gr2" draw:text-style-name="P2" draw:layer="layout" svg:width="1.352cm" svg:height="2.638cm" svg:x="1.148cm" svg:y="-0.099cm">
          <draw:text-box>
            <text:p text:style-name="P1">m<text:span text:style-name="T1">2</text:span></text:p>
          </draw:text-box>
        </draw:frame>
        <draw:frame draw:style-name="gr2" draw:text-style-name="P4" draw:layer="layout" svg:width="1.552cm" svg:height="2.638cm" svg:x="0.798cm" svg:y="1.761cm">
          <draw:text-box>
            <text:p text:style-name="P3"><text:span text:style-name="T2">m</text:span><text:span text:style-name="T3">3</text:span><text:span text:style-name="T1">2</text:span></text:p>
          </draw:text-box>
        </draw:frame>
        <draw:frame draw:style-name="gr2" draw:text-style-name="P4" draw:layer="layout" svg:width="1.552cm" svg:height="2.638cm" svg:x="0.798cm" svg:y="11.062cm">
          <draw:text-box>
            <text:p text:style-name="P3"><text:span text:style-name="T2">m</text:span><text:span text:style-name="T3">2</text:span><text:span text:style-name="T1">2</text:span></text:p>
          </draw:text-box>
        </draw:frame>
        <draw:frame draw:style-name="gr2" draw:text-style-name="P4" draw:layer="layout" svg:width="1.552cm" svg:height="2.638cm" svg:x="0.798cm" svg:y="13.763cm">
          <draw:text-box>
            <text:p text:style-name="P3"><text:span text:style-name="T2">m</text:span><text:span text:style-name="T3">1</text:span><text:span text:style-name="T1">2</text:span></text:p>
          </draw:text-box>
        </draw:frame>
        <draw:line draw:style-name="gr3" draw:text-style-name="P5" draw:layer="layout" svg:x1="2.5cm" svg:y1="16.45cm" svg:x2="28cm" svg:y2="16.45cm">
          <text:p/>
        </draw:line>
        <draw:g>
          <draw:line draw:style-name="gr4" draw:text-style-name="P5" draw:layer="layout" svg:x1="2.45cm" svg:y1="1.2cm" svg:x2="2.45cm" svg:y2="16.95cm">
            <text:p/>
          </draw:line>
          <draw:line draw:style-name="gr5" draw:text-style-name="P5" draw:layer="layout" svg:x1="2.2cm" svg:y1="16.45cm" svg:x2="2.7cm" svg:y2="16.45cm">
            <text:p/>
          </draw:line>
          <draw:line draw:style-name="gr5" draw:text-style-name="P5" draw:layer="layout" svg:x1="2.2cm" svg:y1="2.65cm" svg:x2="2.7cm" svg:y2="2.65cm">
            <text:p/>
          </draw:line>
          <draw:line draw:style-name="gr5" draw:text-style-name="P5" draw:layer="layout" svg:x1="2.2cm" svg:y1="11.95cm" svg:x2="2.7cm" svg:y2="11.95cm">
            <text:p/>
          </draw:line>
          <draw:line draw:style-name="gr5" draw:text-style-name="P5" draw:layer="layout" svg:x1="2.2cm" svg:y1="14.55cm" svg:x2="2.7cm" svg:y2="14.55cm">
            <text:p/>
          </draw:line>
        </draw:g>
        <draw:g>
          <draw:g>
            <draw:custom-shape draw:style-name="gr6" draw:text-style-name="P6" draw:layer="layout" svg:width="0.2cm" svg:height="1cm" svg:x="3.3cm" svg:y="2.1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4.05cm" svg:height="1cm" svg:x="3.5cm" svg:y="2.1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5.5cm" svg:height="1cm" svg:x="7.5cm" svg:y="2.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6" draw:layer="layout" svg:width="2.9cm" svg:height="1cm" svg:x="3.3cm" svg:y="11.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3.2cm" svg:height="1cm" svg:x="6.2cm" svg:y="11.3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3.6cm" svg:height="1cm" svg:x="9.4cm" svg:y="11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6" draw:layer="layout" svg:width="6.5cm" svg:height="1cm" svg:x="3.3cm" svg:y="14.0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2.5cm" svg:height="1cm" svg:x="9.8cm" svg:y="14.0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8" draw:layer="layout" svg:width="0.7cm" svg:height="1cm" svg:x="12.3cm" svg:y="14.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5" draw:text-style-name="P10" draw:layer="layout" svg:width="6.12cm" svg:height="1.445cm" svg:x="5.13cm" svg:y="0.45cm">
            <draw:text-box>
              <text:p text:style-name="P9">Normal Ordering</text:p>
            </draw:text-box>
          </draw:frame>
          <draw:g>
            <draw:frame draw:style-name="gr16" draw:text-style-name="P12" draw:layer="layout" svg:width="3cm" svg:height="3.25cm" svg:x="4.5cm" svg:y="6.45cm">
              <draw:text-box>
                <text:p text:style-name="P11">Δm<text:span text:style-name="T1">2</text:span></text:p>
              </draw:text-box>
            </draw:frame>
            <draw:line draw:style-name="gr17" draw:text-style-name="P5" draw:layer="layout" svg:x1="6.75cm" svg:y1="3.2cm" svg:x2="6.75cm" svg:y2="11.3cm">
              <text:p/>
            </draw:line>
          </draw:g>
          <draw:g>
            <draw:line draw:style-name="gr17" draw:text-style-name="P5" draw:layer="layout" svg:x1="6.75cm" svg:y1="12.4cm" svg:x2="6.75cm" svg:y2="14cm">
              <text:p/>
            </draw:line>
            <draw:frame draw:style-name="gr18" draw:text-style-name="P12" draw:layer="layout" svg:width="2.75cm" svg:height="3.351cm" svg:x="4.5cm" svg:y="12.35cm">
              <draw:text-box>
                <text:p text:style-name="P11">δm<text:span text:style-name="T1">2</text:span></text:p>
              </draw:text-box>
            </draw:frame>
          </draw:g>
          <draw:g>
            <draw:line draw:style-name="gr17" draw:text-style-name="P5" draw:layer="layout" svg:x1="6.735cm" svg:y1="15cm" svg:x2="6.735cm" svg:y2="16.35cm">
              <text:p/>
            </draw:line>
            <draw:frame draw:style-name="gr19" draw:text-style-name="P12" draw:layer="layout" svg:width="0.849cm" svg:height="1.445cm" svg:x="5.27cm" svg:y="15.062cm">
              <draw:text-box>
                <text:p text:style-name="P11">?</text:p>
              </draw:text-box>
            </draw:frame>
          </draw:g>
        </draw:g>
        <draw:g>
          <draw:g>
            <draw:custom-shape draw:style-name="gr6" draw:text-style-name="P6" draw:layer="layout" svg:width="0.2cm" svg:height="1cm" svg:x="17.35cm" svg:y="14.0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4.05cm" svg:height="1cm" svg:x="17.55cm" svg:y="14.0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5.5cm" svg:height="1cm" svg:x="21.55cm" svg:y="14.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6" draw:layer="layout" svg:width="2.9cm" svg:height="1cm" svg:x="17.3cm" svg:y="2.1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3.2cm" svg:height="1cm" svg:x="20.2cm" svg:y="2.1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3.6cm" svg:height="1cm" svg:x="23.4cm" svg:y="2.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6" draw:layer="layout" svg:width="6.5cm" svg:height="1cm" svg:x="17.3cm" svg:y="4.8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2.5cm" svg:height="1cm" svg:x="23.8cm" svg:y="4.8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8" draw:layer="layout" svg:width="0.7cm" svg:height="1cm" svg:x="26.3cm" svg:y="4.8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5" draw:text-style-name="P10" draw:layer="layout" svg:width="6.424cm" svg:height="1.445cm" svg:x="18.976cm" svg:y="0.45cm">
            <draw:text-box>
              <text:p text:style-name="P9">Inverted Ordering</text:p>
            </draw:text-box>
          </draw:frame>
          <draw:g>
            <draw:frame draw:style-name="gr20" draw:text-style-name="P12" draw:layer="layout" svg:width="2.78cm" svg:height="3.2cm" svg:x="18.47cm" svg:y="9cm">
              <draw:text-box>
                <text:p text:style-name="P11">Δm<text:span text:style-name="T1">2</text:span></text:p>
              </draw:text-box>
            </draw:frame>
            <draw:line draw:style-name="gr17" draw:text-style-name="P5" draw:layer="layout" svg:x1="20.72cm" svg:y1="5.9cm" svg:x2="20.72cm" svg:y2="14cm">
              <text:p/>
            </draw:line>
          </draw:g>
          <draw:g>
            <draw:line draw:style-name="gr17" draw:text-style-name="P5" draw:layer="layout" svg:x1="20.72cm" svg:y1="3.2cm" svg:x2="20.72cm" svg:y2="4.8cm">
              <text:p/>
            </draw:line>
            <draw:frame draw:style-name="gr21" draw:text-style-name="P12" draw:layer="layout" svg:width="2.53cm" svg:height="3.151cm" svg:x="18.47cm" svg:y="3.15cm">
              <draw:text-box>
                <text:p text:style-name="P11">δm<text:span text:style-name="T1">2</text:span></text:p>
              </draw:text-box>
            </draw:frame>
          </draw:g>
          <draw:g>
            <draw:line draw:style-name="gr17" draw:text-style-name="P5" draw:layer="layout" svg:x1="20.706cm" svg:y1="15.1cm" svg:x2="20.706cm" svg:y2="16.45cm">
              <text:p/>
            </draw:line>
            <draw:frame draw:style-name="gr19" draw:text-style-name="P12" draw:layer="layout" svg:width="0.849cm" svg:height="1.445cm" svg:x="19.241cm" svg:y="15.162cm">
              <draw:text-box>
                <text:p text:style-name="P11">?</text:p>
              </draw:text-box>
            </draw:frame>
          </draw:g>
        </draw:g>
        <draw:g>
          <draw:line draw:style-name="gr4" draw:text-style-name="P5" draw:layer="layout" svg:x1="16.55cm" svg:y1="1.221cm" svg:x2="16.55cm" svg:y2="16.971cm">
            <text:p/>
          </draw:line>
          <draw:line draw:style-name="gr5" draw:text-style-name="P5" draw:layer="layout" svg:x1="16.3cm" svg:y1="16.471cm" svg:x2="16.8cm" svg:y2="16.471cm">
            <text:p/>
          </draw:line>
          <draw:line draw:style-name="gr5" draw:text-style-name="P5" draw:layer="layout" svg:x1="16.3cm" svg:y1="2.671cm" svg:x2="16.8cm" svg:y2="2.671cm">
            <text:p/>
          </draw:line>
          <draw:line draw:style-name="gr5" draw:text-style-name="P5" draw:layer="layout" svg:x1="16.3cm" svg:y1="5.371cm" svg:x2="16.8cm" svg:y2="5.371cm">
            <text:p/>
          </draw:line>
          <draw:line draw:style-name="gr5" draw:text-style-name="P5" draw:layer="layout" svg:x1="16.3cm" svg:y1="14.571cm" svg:x2="16.8cm" svg:y2="14.571cm">
            <text:p/>
          </draw:line>
        </draw:g>
        <draw:frame draw:style-name="gr2" draw:text-style-name="P4" draw:layer="layout" svg:width="1.552cm" svg:height="2.638cm" svg:x="14.898cm" svg:y="1.762cm">
          <draw:text-box>
            <text:p text:style-name="P3"><text:span text:style-name="T2">m</text:span><text:span text:style-name="T3">2</text:span><text:span text:style-name="T1">2</text:span></text:p>
          </draw:text-box>
        </draw:frame>
        <draw:frame draw:style-name="gr2" draw:text-style-name="P4" draw:layer="layout" svg:width="1.552cm" svg:height="2.638cm" svg:x="14.898cm" svg:y="4.463cm">
          <draw:text-box>
            <text:p text:style-name="P3"><text:span text:style-name="T2">m</text:span><text:span text:style-name="T3">1</text:span><text:span text:style-name="T1">2</text:span></text:p>
          </draw:text-box>
        </draw:frame>
        <draw:frame draw:style-name="gr2" draw:text-style-name="P4" draw:layer="layout" svg:width="1.552cm" svg:height="2.638cm" svg:x="14.898cm" svg:y="13.764cm">
          <draw:text-box>
            <text:p text:style-name="P3"><text:span text:style-name="T2">m</text:span><text:span text:style-name="T3">3</text:span><text:span text:style-name="T1">2</text:span></text:p>
          </draw:text-box>
        </draw:frame>
        <draw:frame draw:style-name="gr2" draw:text-style-name="P2" draw:layer="layout" svg:width="1.352cm" svg:height="2.638cm" svg:x="15.148cm" svg:y="-0.098cm">
          <draw:text-box>
            <text:p text:style-name="P1">m<text:span text:style-name="T1">2</text:span></text:p>
          </draw:text-box>
        </draw:frame>
        <draw:g>
          <draw:custom-shape draw:style-name="gr22" draw:text-style-name="P6" draw:layer="layout" svg:width="1cm" svg:height="1cm" svg:x="10.474cm" svg:y="18.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1cm" svg:height="1cm" svg:x="16.524cm" svg:y="18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1cm" svg:height="1cm" svg:x="13.474cm" svg:y="18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552cm" svg:height="1.445cm" svg:x="11.574cm" svg:y="18.25cm">
            <draw:text-box>
              <text:p text:style-name="P3"><text:span text:style-name="T2">ν</text:span><text:span text:style-name="T3">e</text:span></text:p>
            </draw:text-box>
          </draw:frame>
          <draw:frame draw:style-name="gr1" draw:text-style-name="P4" draw:layer="layout" svg:width="1.552cm" svg:height="1.445cm" svg:x="14.574cm" svg:y="18.251cm">
            <draw:text-box>
              <text:p text:style-name="P13"><text:span text:style-name="T4">ν</text:span><text:span text:style-name="T5">µ</text:span></text:p>
            </draw:text-box>
          </draw:frame>
          <draw:frame draw:style-name="gr1" draw:text-style-name="P4" draw:layer="layout" svg:width="1.552cm" svg:height="1.445cm" svg:x="17.674cm" svg:y="18.252cm">
            <draw:text-box>
              <text:p text:style-name="P3">ν<text:span text:style-name="T3">τ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 Demi Cond1" svg:font-family="'Latin Modern Sans Demi Cond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7 20 13" svg:d="M0 20l10-13 10 1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0T12:23:59.098830376</meta:creation-date>
    <dc:date>2020-11-10T14:06:36.627457117</dc:date>
    <meta:editing-duration>PT1H42M24S</meta:editing-duration>
    <meta:editing-cycles>29</meta:editing-cycles>
    <meta:generator>LibreOffice/7.0.3.1$Linux_X86_64 LibreOffice_project/00$Build-1</meta:generator>
    <meta:document-statistic meta:object-count="75"/>
  </office:meta>
</office:document-meta>
</file>